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ffffff" fo:border="0.002cm solid #000000"/>
    </style:style>
    <style:style style:name="ce16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0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2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style-name="ce1" office:value-type="string" table:number-columns-spanned="8" table:number-rows-spanned="1">
            <text:p>Arbeitsprozessdokument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11"/>
          <table:covered-table-cell table:style-name="ce18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2"/>
          <table:covered-table-cell table:style-name="ce19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4" table:number-columns-repeated="4"/>
          <table:table-cell table:style-name="ce20"/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5" office:value-type="string">
            <text:p>Bilder</text:p>
          </table:table-cell>
          <table:table-cell table:style-name="ce15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6"/>
          <table:table-cell table:number-columns-repeated="2" table:style-name="ce15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0"/>
          <table:table-cell table:style-name="ce13"/>
          <table:table-cell table:style-name="ce17"/>
          <table:table-cell table:style-name="ce13"/>
          <table:table-cell table:style-name="ce21"/>
          <table:table-cell table:number-columns-repeated="1016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table-cell table:style-name="ce6" office:value-type="string">
            <text:p>radial blur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table-cell table:style-name="ce6" office:value-type="string">
            <text:p>particles</text:p>
          </table:table-cell>
          <table:table-cell table:style-name="ce6" office:value-type="string">
            <text:p>Sönkestuff</text:p>
            <text:p>BlockKoords in ViewKoords:</text:p>
            <text:p>GameView</text:p>
            <text:p/>
          </table:table-cell>
          <table:table-cell table:style-name="ce6" office:value-type="string">
            <text:p>Bilder</text:p>
          </table:table-cell>
          <table:table-cell table:style-name="ce6" office:value-type="string">
            <text:p>Anfang Gegnerbewegung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table-cell table:style-name="ce6" office:value-type="string">
            <text:p>fix colors</text:p>
          </table:table-cell>
          <table:table-cell table:style-name="ce6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bewegung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Tower</text:p>
          </table:table-cell>
          <table:table-cell table:style-name="ce6" office:value-type="string">
            <text:p>Tower</text:p>
            <text:p>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 Drunk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table-cell table:style-name="ce8" office:value-type="string" table:number-columns-spanned="2" table:number-rows-spanned="1">
            <text:p>Buttons</text:p>
            <text:p>ButtonListener</text:p>
          </table:table-cell>
          <table:covered-table-cell table:style-name="ce6"/>
          <table:table-cell table:style-name="ce10"/>
          <table:table-cell table:style-name="ce6" office:value-type="string">
            <text:p>Fixes Kollisionserkennung</text:p>
            <text:p>Dokumentation</text:p>
          </table:table-cell>
          <table:table-cell table:number-columns-repeated="2" table:style-name="ce6" office:value-type="string">
            <text:p>Projectile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table-cell table:style-name="ce6" office:value-type="string">
            <text:p>Startmenu</text:p>
            <text:p>Optionsspeicherung</text:p>
          </table:table-cell>
          <table:table-cell table:style-name="ce6" office:value-type="string">
            <text:p>Kollisionserkennung</text:p>
            <text:p>Dreieck – GameObject(Kreis)</text:p>
          </table:table-cell>
          <table:table-cell table:style-name="ce6" office:value-type="string">
            <text:p>Bewegung Projecitle</text:p>
          </table:table-cell>
          <table:table-cell table:style-name="ce6" office:value-type="string">
            <text:p>Dokumentation</text:p>
            <text:p>Diverse Fixes</text:p>
            <text:p>Kommentare</text:p>
          </table:table-cell>
          <table:table-cell table:number-columns-repeated="2" table:style-name="ce6" office:value-type="string">
            <text:p>Bewegung Projecitle</text:p>
          </table:table-cell>
          <table:table-cell table:style-name="ce6" office:value-type="string">
            <text:p>Github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table-cell table:style-name="ce9" office:value-type="string">
            <text:p>Turmrotation</text:p>
          </table:table-cell>
          <table:table-cell table:style-name="ce9" office:value-type="string">
            <text:p>Bessere Kollisionserkennung</text:p>
            <text:p>Dreieck – GameObject(Kreis)</text:p>
          </table:table-cell>
          <table:table-cell table:style-name="ce6"/>
          <table:table-cell table:style-name="ce6" office:value-type="string">
            <text:p>Theorie Graphrandomizer</text:p>
          </table:table-cell>
          <table:table-cell table:style-name="ce6" table:number-columns-repeated="3"/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table-cell table:style-name="ce10"/>
          <table:table-cell table:style-name="ce13" table:number-columns-repeated="2"/>
          <table:table-cell table:style-name="ce6" office:value-type="string">
            <text:p>Graphrandomizer</text:p>
          </table:table-cell>
          <table:table-cell table:style-name="ce13" table:number-columns-repeated="2"/>
          <table:table-cell table:style-name="ce21"/>
          <table:table-cell table:number-columns-repeated="1016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.06.2016</text:date>, <text:time>20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3S</meta:editing-duration>
    <meta:editing-cycles>13</meta:editing-cycles>
    <meta:generator>OpenOffice/4.1.2$Win32 OpenOffice.org_project/412m3$Build-9782</meta:generator>
    <dc:date>2016-06-28T20:58:56.33</dc:date>
    <dc:creator>Daniel Alexander Albert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